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EsempioModificatori" style:family="table">
      <style:table-properties style:width="15.951cm" table:align="left"/>
    </style:style>
    <style:style style:name="EsempioModificatori.A" style:family="table-column">
      <style:table-column-properties style:column-width="8.498cm"/>
    </style:style>
    <style:style style:name="EsempioModificatori.B" style:family="table-column">
      <style:table-column-properties style:column-width="3.607cm"/>
    </style:style>
    <style:style style:name="EsempioModificatori.C" style:family="table-column">
      <style:table-column-properties style:column-width="3.845cm"/>
    </style:style>
    <style:style style:name="EsempioModificatori.A1" style:family="table-cell">
      <style:table-cell-properties fo:background-color="transparent" fo:padding="0.097cm" fo:border="0.002cm solid #000000">
        <style:background-image/>
      </style:table-cell-properties>
    </style:style>
    <style:style style:name="EsempioModificatori.A2" style:family="table-cell">
      <style:table-cell-properties fo:background-color="transparent" fo:padding="0.097cm" fo:border-left="0.002cm solid #000000" fo:border-right="none" fo:border-top="none" fo:border-bottom="0.002cm solid #000000">
        <style:background-image/>
      </style:table-cell-properties>
    </style:style>
    <style:style style:name="EsempioModificatori.B2" style:family="table-cell">
      <style:table-cell-properties fo:padding="0.097cm" fo:border-left="0.002cm solid #000000" fo:border-right="none" fo:border-top="none" fo:border-bottom="0.002cm solid #000000"/>
    </style:style>
    <style:style style:name="EsempioModificatori.C2" style:family="table-cell">
      <style:table-cell-properties fo:padding="0.097cm" fo:border-left="0.002cm solid #000000" fo:border-right="0.002cm solid #000000" fo:border-top="none" fo:border-bottom="0.002cm solid #000000"/>
    </style:style>
    <style:style style:name="P1" style:family="paragraph" style:parent-style-name="Table_20_Heading">
      <style:text-properties fo:font-style="normal" style:font-style-asian="normal" style:font-style-complex="normal"/>
    </style:style>
    <style:style style:name="P2" style:family="paragraph" style:parent-style-name="Table_20_Contents">
      <style:paragraph-properties fo:text-align="center" style:justify-single-word="false"/>
    </style:style>
    <style:style style:name="P3" style:family="paragraph" style:parent-style-name="Standard" style:list-style-name="L1"/>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start" style:justify-single-word="false"/>
      <style:text-properties fo:language="en" fo:country="US"/>
    </style:style>
    <style:style style:name="P7" style:family="paragraph" style:parent-style-name="Standard">
      <style:paragraph-properties fo:text-align="center" style:justify-single-word="false" fo:break-before="column"/>
      <style:text-properties fo:language="en" fo:country="US"/>
    </style:style>
    <style:style style:name="P8" style:family="paragraph" style:parent-style-name="Standard">
      <style:paragraph-properties fo:text-align="center" style:justify-single-word="false"/>
      <style:text-properties fo:language="it" fo:country="IT"/>
    </style:style>
    <style:style style:name="T1" style:family="text">
      <style:text-properties style:font-name="Times New Roman"/>
    </style:style>
    <style:style style:name="T2" style:family="text">
      <style:text-properties fo:language="en" fo:country="US"/>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VEROSA) PREMESSA</text:h>
      <text:p text:style-name="Standard">In realtà c'è un sacco di roba da scrivere, faccio riferimento al manuale del giocatore della 3a edizione, ne potete trovare una copia "acquistata su emule" nella cartella "resources" sul server e vi invito caldamente a cominciare a leggerlo (anche se è in inglese). Nel frattempo io comincio a metter giù le mie cosine in questo file in modo da avere una sorta di Bignami, poi in base anche alle vostre richieste vedrò di focalizzarmi sugli aspetti che possono esserci più utili.</text:p>
      <text:p text:style-name="Standard"/>
      <text:h text:style-name="Heading_20_1" text:outline-level="1">Mojhy Manager VS Advanced Dungeons &amp; Dragons</text:h>
      <text:p text:style-name="Standard"/>
      <text:p text:style-name="Standard">Ogni personaggio che si rispetti ha delle abilità base, sono sei e variano in un range 3-18 senza considerare eventuali modificatori dovuti alla razza, alla specializzazione o alla magia.</text:p>
      <text:p text:style-name="Standard">Ovviamente un valore basso implica una scarsa abilità e un valore alto un'elevata abilità.</text:p>
      <text:p text:style-name="Standard">Per meglio quantificare il livello di abilità viene stabilita una corrispondenza fra il valore dell'abilità ed un valore detto modificatore che generalmente si trova nell'intervallo [-5,+5]</text:p>
      <text:p text:style-name="Standard"/>
      <text:p text:style-name="Standard">Es. </text:p>
      <text:p text:style-name="Standard"/>
      <table:table table:name="EsempioModificatori" table:style-name="EsempioModificatori">
        <table:table-column table:style-name="EsempioModificatori.A"/>
        <table:table-column table:style-name="EsempioModificatori.B"/>
        <table:table-column table:style-name="EsempioModificatori.C"/>
        <table:table-header-rows>
          <table:table-row>
            <table:table-cell table:style-name="EsempioModificatori.A1" table:number-columns-spanned="3" office:value-type="string">
              <text:p text:style-name="Table_20_Heading">Punteggi medi di Intelligenza</text:p>
            </table:table-cell>
            <table:covered-table-cell/>
            <table:covered-table-cell/>
          </table:table-row>
        </table:table-header-rows>
        <table:table-row>
          <table:table-cell table:style-name="EsempioModificatori.A2" office:value-type="string">
            <text:p text:style-name="P1">Razza o Creatura</text:p>
          </table:table-cell>
          <table:table-cell table:style-name="EsempioModificatori.B2" office:value-type="string">
            <text:p text:style-name="P1">Intelligenza Media</text:p>
          </table:table-cell>
          <table:table-cell table:style-name="EsempioModificatori.C2" office:value-type="string">
            <text:p text:style-name="P1">Modificatore Medio</text:p>
          </table:table-cell>
        </table:table-row>
        <table:table-row>
          <table:table-cell table:style-name="EsempioModificatori.B2" office:value-type="string">
            <text:p text:style-name="Table_20_Contents">Carrion crawler</text:p>
          </table:table-cell>
          <table:table-cell table:style-name="EsempioModificatori.B2" office:value-type="string">
            <text:p text:style-name="P2">1</text:p>
          </table:table-cell>
          <table:table-cell table:style-name="EsempioModificatori.C2" office:value-type="string">
            <text:p text:style-name="P2">-5</text:p>
          </table:table-cell>
        </table:table-row>
        <table:table-row>
          <table:table-cell table:style-name="EsempioModificatori.B2" office:value-type="string">
            <text:p text:style-name="Table_20_Contents">Tiger</text:p>
          </table:table-cell>
          <table:table-cell table:style-name="EsempioModificatori.B2" office:value-type="string">
            <text:p text:style-name="P2">2</text:p>
          </table:table-cell>
          <table:table-cell table:style-name="EsempioModificatori.C2" office:value-type="string">
            <text:p text:style-name="P2">-4</text:p>
          </table:table-cell>
        </table:table-row>
        <table:table-row>
          <table:table-cell table:style-name="EsempioModificatori.B2" office:value-type="string">
            <text:p text:style-name="Table_20_Contents">Hydra</text:p>
          </table:table-cell>
          <table:table-cell table:style-name="EsempioModificatori.B2" office:value-type="string">
            <text:p text:style-name="P2">3</text:p>
          </table:table-cell>
          <table:table-cell table:style-name="EsempioModificatori.C2" office:value-type="string">
            <text:p text:style-name="P2">-4</text:p>
          </table:table-cell>
        </table:table-row>
        <table:table-row>
          <table:table-cell table:style-name="EsempioModificatori.B2" office:value-type="string">
            <text:p text:style-name="Table_20_Contents">Otyugh</text:p>
          </table:table-cell>
          <table:table-cell table:style-name="EsempioModificatori.B2" office:value-type="string">
            <text:p text:style-name="P2">4-5</text:p>
          </table:table-cell>
          <table:table-cell table:style-name="EsempioModificatori.C2" office:value-type="string">
            <text:p text:style-name="P2">-3</text:p>
          </table:table-cell>
        </table:table-row>
        <table:table-row>
          <table:table-cell table:style-name="EsempioModificatori.B2" office:value-type="string">
            <text:p text:style-name="Table_20_Contents">Troll</text:p>
          </table:table-cell>
          <table:table-cell table:style-name="EsempioModificatori.B2" office:value-type="string">
            <text:p text:style-name="P2">6-7</text:p>
          </table:table-cell>
          <table:table-cell table:style-name="EsempioModificatori.C2" office:value-type="string">
            <text:p text:style-name="P2">-2</text:p>
          </table:table-cell>
        </table:table-row>
        <table:table-row>
          <table:table-cell table:style-name="EsempioModificatori.B2" office:value-type="string">
            <text:p text:style-name="Table_20_Contents">Half-orc</text:p>
          </table:table-cell>
          <table:table-cell table:style-name="EsempioModificatori.B2" office:value-type="string">
            <text:p text:style-name="P2">8-9</text:p>
          </table:table-cell>
          <table:table-cell table:style-name="EsempioModificatori.C2" office:value-type="string">
            <text:p text:style-name="P2">-1</text:p>
          </table:table-cell>
        </table:table-row>
        <table:table-row>
          <table:table-cell table:style-name="EsempioModificatori.B2" office:value-type="string">
            <text:p text:style-name="Table_20_Contents">Human</text:p>
          </table:table-cell>
          <table:table-cell table:style-name="EsempioModificatori.B2" office:value-type="string">
            <text:p text:style-name="P2">10-11</text:p>
          </table:table-cell>
          <table:table-cell table:style-name="EsempioModificatori.C2" office:value-type="string">
            <text:p text:style-name="P2">0</text:p>
          </table:table-cell>
        </table:table-row>
        <table:table-row>
          <table:table-cell table:style-name="EsempioModificatori.B2" office:value-type="string">
            <text:p text:style-name="Table_20_Contents">Dragon turtle</text:p>
          </table:table-cell>
          <table:table-cell table:style-name="EsempioModificatori.B2" office:value-type="string">
            <text:p text:style-name="P2">12-13</text:p>
          </table:table-cell>
          <table:table-cell table:style-name="EsempioModificatori.C2" office:value-type="string">
            <text:p text:style-name="P2">+1</text:p>
          </table:table-cell>
        </table:table-row>
        <table:table-row>
          <table:table-cell table:style-name="EsempioModificatori.B2" office:value-type="string">
            <text:p text:style-name="Table_20_Contents">Invisible stalker</text:p>
          </table:table-cell>
          <table:table-cell table:style-name="EsempioModificatori.B2" office:value-type="string">
            <text:p text:style-name="P2">14-15</text:p>
          </table:table-cell>
          <table:table-cell table:style-name="EsempioModificatori.C2" office:value-type="string">
            <text:p text:style-name="P2">+2</text:p>
          </table:table-cell>
        </table:table-row>
        <table:table-row>
          <table:table-cell table:style-name="EsempioModificatori.B2" office:value-type="string">
            <text:p text:style-name="Table_20_Contents">Beholder</text:p>
          </table:table-cell>
          <table:table-cell table:style-name="EsempioModificatori.B2" office:value-type="string">
            <text:p text:style-name="P2">16-17</text:p>
          </table:table-cell>
          <table:table-cell table:style-name="EsempioModificatori.C2" office:value-type="string">
            <text:p text:style-name="P2">+3</text:p>
          </table:table-cell>
        </table:table-row>
        <table:table-row>
          <table:table-cell table:style-name="EsempioModificatori.B2" office:value-type="string">
            <text:p text:style-name="Table_20_Contents">Mind flayer</text:p>
          </table:table-cell>
          <table:table-cell table:style-name="EsempioModificatori.B2" office:value-type="string">
            <text:p text:style-name="P2">18-19</text:p>
          </table:table-cell>
          <table:table-cell table:style-name="EsempioModificatori.C2" office:value-type="string">
            <text:p text:style-name="P2">+4</text:p>
          </table:table-cell>
        </table:table-row>
        <table:table-row>
          <table:table-cell table:style-name="EsempioModificatori.B2" office:value-type="string">
            <text:p text:style-name="Table_20_Contents">Kraken</text:p>
          </table:table-cell>
          <table:table-cell table:style-name="EsempioModificatori.B2" office:value-type="string">
            <text:p text:style-name="P2">20-21</text:p>
          </table:table-cell>
          <table:table-cell table:style-name="EsempioModificatori.C2" office:value-type="string">
            <text:p text:style-name="P2">+5</text:p>
          </table:table-cell>
        </table:table-row>
      </table:table>
      <text:p text:style-name="Standard">(Non chiedetemi che cavolo sia un Otyugh<text:note text:id="ftn1" text:note-class="footnote"><text:note-citation>1</text:note-citation><text:note-body><text:p text:style-name="Footnote">Ok, se proprio volete saperlo andate <text:a xlink:type="simple" xlink:href="http://www.d20srd.org/srd/monsters/otyugh.htm">qua</text:a></text:p></text:note-body></text:note>)</text:p>
      <text:p text:style-name="Standard"/>
      <text:p text:style-name="Standard"/>
      <text:p text:style-name="Standard">I modificatori vengono utilizzati tutte le volte che si vogliono compiere della azioni legati ad una particolare abilità, ad esempio se voglio sfondare una porta, "lancio un dado per sfondare una porta" e <text:s/>sommo al risultato il modificatore della forza.</text:p>
      <text:p text:style-name="Standard"/>
      <text:p text:style-name="Standard"/>
      <text:p text:style-name="Standard"/>
      <text:p text:style-name="Standard"/>
      <text:list text:style-name="L1">
        <text:list-item>
          <text:p text:style-name="P3">Per ogni abilità verrebbero lanciati 3d6<text:span text:style-name="T1"><text:note text:id="ftn2" text:note-class="footnote"><text:note-citation>2</text:note-citation><text:note-body><text:p text:style-name="Footnote">Con la notazione xdy si indicano x dadi a y facce, per cui 3d6 indica la somma del lancio di tre dadi a sei facce</text:p></text:note-body></text:note></text:span>, dato che in D&amp;D queste caratteristiche sono pressochè permanenti in quanto caratterizzano l'abilità base del personaggio, per evitare di generare personaggi troppo debosciati vengono lanciati 4d6 e si scarta quello più basso.</text:p>
          <text:p text:style-name="P3"/>
        </text:list-item>
      </text:list>
      <text:p text:style-name="Standard"/>
      <text:p text:style-name="Standard"/>
      <text:p text:style-name="Standard"/>
      <text:p text:style-name="Standard"/>
      <text:p text:style-name="P4">Caratteristiche comparate</text:p>
      <text:p text:style-name="Standard"/>
      <text:section text:style-name="Sect1" text:name="Sezione1">
        <text:p text:style-name="P4"><text:span text:style-name="T2">Dungeons</text:span> &amp; <text:span text:style-name="T2">Dragons</text:span></text:p>
        <text:p text:style-name="P5"/>
        <text:p text:style-name="P6">1<text:tab/>FORZA</text:p>
        <text:p text:style-name="P6">2<text:tab/>DESTREZZA</text:p>
        <text:p text:style-name="P6">3<text:tab/>COSTITUZIONE</text:p>
        <text:p text:style-name="P6">4<text:tab/>SAGGEZZA</text:p>
        <text:p text:style-name="P6">5<text:tab/>COSTITUZIONE</text:p>
        <text:p text:style-name="P6">6<text:tab/>CARISMA</text:p>
        <text:p text:style-name="P6"/>
        <text:p text:style-name="P5"/>
        <text:p text:style-name="P7">Mojhy Manager</text:p>
        <text:p text:style-name="P5"/>
        <text:p text:style-name="P6">1</text:p>
        <text:p text:style-name="P6">2</text:p>
        <text:p text:style-name="P6">3</text:p>
        <text:p text:style-name="P6">4</text:p>
        <text:p text:style-name="P6">5</text:p>
        <text:p text:style-name="P6">6</text:p>
        <text:p text:style-name="P6"/>
        <text:p text:style-name="P6"/>
      </text:section>
      <text:p text:style-name="Standard"/>
      <text:p text:style-name="P4">Tipologie di Attacco</text:p>
      <text:p text:style-name="Standard"/>
      <text:section text:style-name="Sect1" text:name="Sezione2">
        <text:p text:style-name="P4"><text:span text:style-name="T2">Dungeons</text:span> &amp; <text:span text:style-name="T2">Dragons</text:span></text:p>
        <text:p text:style-name="P5"/>
        <text:p text:style-name="P8">Attacco di mischia<text:line-break/>Attacco a distanza</text:p>
        <text:p text:style-name="P5"/>
        <text:p text:style-name="P7">Mojhy Manager</text:p>
        <text:p text:style-name="P5"/>
        <text:p text:style-name="P8">Contrasto diretto<text:line-break/>Passaggio </text:p>
      </text:section>
      <text:p text:style-name="Standard"/>
      <text:p text:style-name="Standard"/>
      <text:p text:style-name="Standard">Attacco di mischia</text:p>
      <text:p text:style-name="Standard">1d20 + bonus di attacco base + Modificatore di Forza + Modificatore di Taglia = Tiro x Colpire Classe di Armatura CA</text:p>
      <text:p text:style-name="Standard"/>
      <text:p text:style-name="Standard">Attacco a distanza</text:p>
      <text:p text:style-name="Standard">1d20 + bonus di attacco base + Modificatore di Destrezza + Modificatore di Taglia + malus per la distanza = Tiro x Colpire Classe di Armatura CA</text:p>
      <text:p text:style-name="Standard"/>
      <text:p text:style-name="Standard">Classe di Armatura = 10 + bonus armatura + bonus scudo + Modificatore Destrezza + Modificatore di Taglia</text:p>
      <text:p text:style-name="Standard"/>
      <text:p text:style-name="Standard"/>
      <text:p text:style-name="Standard"/>
      <text:p text:style-name="Standard">STILL WORK IN PROG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Header"><text:bookmark text:name="jjj"/>Mojhy Manager VS Advanced Dungeons &amp; Dragon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1-14T16:25:11</meta:creation-date>
    <dc:date>2006-02-06T16:13:34</dc:date>
    <meta:editing-cycles>33</meta:editing-cycles>
    <meta:editing-duration>PT2H26M43S</meta:editing-duration>
    <meta:user-defined meta:name="Info 1"/>
    <meta:user-defined meta:name="Info 2"/>
    <meta:user-defined meta:name="Info 3"/>
    <meta:user-defined meta:name="Info 4"/>
    <meta:document-statistic meta:table-count="1" meta:image-count="0" meta:object-count="0" meta:page-count="2" meta:paragraph-count="79" meta:word-count="450" meta:character-count="2692"/>
  </office:meta>
</office:document-meta>
</file>